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officeooo:rsid="001de283" officeooo:paragraph-rsid="001de283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fo:font-size="16pt" fo:font-weight="bold" officeooo:rsid="001de283" officeooo:paragraph-rsid="001e91cb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fo:font-size="16pt" fo:font-weight="bold" officeooo:rsid="001de283" officeooo:paragraph-rsid="001f3168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fo:font-size="16pt" fo:font-weight="normal" officeooo:rsid="001de283" officeooo:paragraph-rsid="001de283" style:font-size-asian="14pt" style:font-weight-asian="normal" style:font-size-complex="16pt" style:font-weight-complex="normal"/>
    </style:style>
    <style:style style:name="P5" style:family="paragraph" style:parent-style-name="Preformatted_20_Text">
      <style:text-properties fo:font-size="16pt" fo:font-weight="normal" officeooo:rsid="001de283" officeooo:paragraph-rsid="001e91cb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fo:font-size="16pt" fo:font-weight="normal" officeooo:rsid="001de283" officeooo:paragraph-rsid="001f3168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91cb" style:font-weight-asian="normal" style:font-weight-complex="normal"/>
    </style:style>
    <style:style style:name="T3" style:family="text">
      <style:text-properties fo:font-weight="normal" officeooo:rsid="001f3168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e16173" loext:char-shading-value="0"/>
    </style:style>
    <style:style style:name="T7" style:family="text">
      <style:text-properties officeooo:rsid="001e91cb" fo:background-color="#e16173" loext:char-shading-value="0"/>
    </style:style>
    <style:style style:name="T8" style:family="text">
      <style:text-properties officeooo:rsid="001f3168" fo:background-color="#e16173" loext:char-shading-value="0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1e91cb" style:font-weight-asian="normal" style:font-weight-complex="normal"/>
    </style:style>
    <style:style style:name="T11" style:family="text">
      <style:text-properties style:text-position="0% 100%" fo:font-weight="normal" officeooo:rsid="001f3168" style:font-weight-asian="normal" style:font-weight-complex="normal"/>
    </style:style>
    <style:style style:name="T12" style:family="text">
      <style:text-properties fo:background-color="#000000" loext:char-shading-value="0"/>
    </style:style>
    <style:style style:name="T13" style:family="text">
      <style:text-properties officeooo:rsid="001e91cb" fo:background-color="#000000" loext:char-shading-value="0"/>
    </style:style>
    <style:style style:name="T14" style:family="text">
      <style:text-properties officeooo:rsid="001f3168" fo:background-color="#000000" loext:char-shading-value="0"/>
    </style:style>
    <style:style style:name="T15" style:family="text">
      <style:text-properties officeooo:rsid="001e91cb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e91cb" fo:background-color="#ec9ba4" loext:char-shading-value="0"/>
    </style:style>
    <style:style style:name="T18" style:family="text">
      <style:text-properties fo:background-color="#ec9ba4" loext:char-shading-value="0"/>
    </style:style>
    <style:style style:name="T19" style:family="text">
      <style:text-properties officeooo:rsid="001e91cb" fo:background-color="#bf819e" loext:char-shading-value="0"/>
    </style:style>
    <style:style style:name="T20" style:family="text">
      <style:text-properties fo:background-color="#bf819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ziamo il VLSM</text:p>
      <text:p text:style-name="P1"/>
      <text:p text:style-name="P4">Usiamo l’indirizzo 192.168.0.0</text:p>
      <text:p text:style-name="P1"/>
      <text:p text:style-name="P1">LAN 1 (40 Host)</text:p>
      <text:p text:style-name="P1"><text:span text:style-name="T1"/></text:p>
      <text:p text:style-name="P1"><text:span text:style-name="T1">Necessario di </text:span>40 HOST<text:span text:style-name="T1"> quindi 6 BIT 2</text:span><text:span text:style-name="T4">6 </text:span><text:span text:style-name="T9">(64)</text:span></text:p>
      <text:p text:style-name="P1"/>
      <text:p text:style-name="P4"><text:span text:style-name="T6">192.168.0.00</text:span><text:span text:style-name="T5">00 0000</text:span></text:p>
      <text:p text:style-name="P1"/>
      <text:p text:style-name="P1">NET: <text:span text:style-name="T1">192.168.0.0</text:span></text:p>
      <text:p text:style-name="P1">SM: <text:span text:style-name="T1">255.255.255.192</text:span></text:p>
      <text:p text:style-name="P1">GW: <text:span text:style-name="T1">192.168.0.1</text:span></text:p>
      <text:p text:style-name="P1">BC: <text:span text:style-name="T1">192.168.0.63</text:span></text:p>
      <text:p text:style-name="P1"><text:span text:style-name="T1"/></text:p>
      <text:p text:style-name="P1">LAN 3 (20 Host)</text:p>
      <text:p text:style-name="P1"><text:span text:style-name="T1"/></text:p>
      <text:p text:style-name="P1"><text:span text:style-name="T1">Necessario di 20</text:span> HOST<text:span text:style-name="T1"> quindi 5 BIT 2</text:span><text:span text:style-name="T4">6 </text:span><text:span text:style-name="T9">(32)</text:span></text:p>
      <text:p text:style-name="P1"/>
      <text:p text:style-name="P4"><text:span text:style-name="T6">192.168.0.0</text:span><text:span text:style-name="T12">0</text:span><text:span text:style-name="T5">00 0000</text:span></text:p>
      <text:p text:style-name="P1"/>
      <text:p text:style-name="P4"><text:span text:style-name="T6">192.168.0.0</text:span><text:span text:style-name="T12">1</text:span><text:span text:style-name="T6">0</text:span><text:span text:style-name="T5">0 0000</text:span></text:p>
      <text:p text:style-name="P1"/>
      <text:p text:style-name="P1">NET: <text:span text:style-name="T1">192.168.0.64</text:span></text:p>
      <text:p text:style-name="P1">SM: <text:span text:style-name="T1">255.255.255.224</text:span></text:p>
      <text:p text:style-name="P1">GW: <text:span text:style-name="T1">192.168.0.65</text:span></text:p>
      <text:p text:style-name="P1"><text:span text:style-name="T1">BC: 192.168.0.95</text:span></text:p>
      <text:p text:style-name="P1"><text:span text:style-name="T1"/></text:p>
      <text:p text:style-name="P1">LAN 4 (20 Host)</text:p>
      <text:p text:style-name="P1"><text:span text:style-name="T1"/></text:p>
      <text:p text:style-name="P1"><text:span text:style-name="T1">Necessario di 20</text:span> HOST<text:span text:style-name="T1"> quindi 5 BIT 2</text:span><text:span text:style-name="T4">6 </text:span><text:span text:style-name="T9">(32)</text:span></text:p>
      <text:p text:style-name="P1"><text:span text:style-name="T5"/></text:p>
      <text:p text:style-name="P4"><text:span text:style-name="T6">192.168.0.0</text:span><text:span text:style-name="T12">10</text:span><text:span text:style-name="T5">0 0000</text:span></text:p>
      <text:p text:style-name="P4"><text:span text:style-name="T5"/></text:p>
      <text:p text:style-name="P4"><text:span text:style-name="T6">192.168.0.0</text:span><text:span text:style-name="T12">11</text:span><text:span text:style-name="T5">0 0000</text:span></text:p>
      <text:p text:style-name="P1"/>
      <text:p text:style-name="P1">NET: <text:span text:style-name="T1">192.168.0.96</text:span></text:p>
      <text:p text:style-name="P1">SM: <text:span text:style-name="T1">255.255.255.224</text:span></text:p>
      <text:p text:style-name="P1">GW: <text:span text:style-name="T1">192.168.0.97</text:span></text:p>
      <text:p text:style-name="P1">BC:<text:span text:style-name="T1"> 192.168.0.</text:span><text:span text:style-name="T2">127</text:span></text:p>
      <text:p text:style-name="P2"><text:soft-page-break/>LAN <text:span text:style-name="T15">2</text:span> (<text:span text:style-name="T15">8</text:span> Host)</text:p>
      <text:p text:style-name="P2"><text:span text:style-name="T1"/></text:p>
      <text:p text:style-name="P2"><text:span text:style-name="T1">Necessario di </text:span><text:span text:style-name="T2">8++</text:span> HOST<text:span text:style-name="T1"> quindi </text:span><text:span text:style-name="T2">4</text:span><text:span text:style-name="T1"> BIT 2</text:span><text:span text:style-name="T2">4</text:span><text:span text:style-name="T4"> </text:span><text:span text:style-name="T9">(</text:span><text:span text:style-name="T10">16</text:span><text:span text:style-name="T9">)</text:span></text:p>
      <text:p text:style-name="P5"><text:span text:style-name="T5"/></text:p>
      <text:p text:style-name="P5"><text:span text:style-name="T6">192.168.0.0</text:span><text:span text:style-name="T12">11</text:span><text:span text:style-name="T5">0 0000</text:span></text:p>
      <text:p text:style-name="P5"><text:span text:style-name="T5"/></text:p>
      <text:p text:style-name="P5"><text:span text:style-name="T6">192.168.0.</text:span><text:span text:style-name="T13">100</text:span><text:span text:style-name="T6">0</text:span><text:span text:style-name="T5"> 0000</text:span></text:p>
      <text:p text:style-name="P2"/>
      <text:p text:style-name="P2">NET: <text:span text:style-name="T1">192.168.0.</text:span><text:span text:style-name="T2">128</text:span></text:p>
      <text:p text:style-name="P2">SM: <text:span text:style-name="T1">255.255.255.</text:span><text:span text:style-name="T2">240</text:span></text:p>
      <text:p text:style-name="P2">GW: <text:span text:style-name="T1">192.168.0.</text:span><text:span text:style-name="T2">129</text:span></text:p>
      <text:p text:style-name="P2">BC: <text:span text:style-name="T1">192.168.0.</text:span><text:span text:style-name="T2">143</text:span></text:p>
      <text:p text:style-name="P2"/>
      <text:p text:style-name="P2">LAN <text:span text:style-name="T15">5</text:span> (<text:span text:style-name="T15">5</text:span> Host)</text:p>
      <text:p text:style-name="P2"><text:span text:style-name="T1"/></text:p>
      <text:p text:style-name="P2"><text:span text:style-name="T1">Necessario di </text:span><text:span text:style-name="T2">5++</text:span> HOST<text:span text:style-name="T1"> quindi </text:span><text:span text:style-name="T2">4</text:span><text:span text:style-name="T1"> BIT</text:span><text:span text:style-name="T4"> </text:span><text:span text:style-name="T9">(</text:span><text:span text:style-name="T10">16</text:span><text:span text:style-name="T9">)</text:span></text:p>
      <text:p text:style-name="P5"><text:span text:style-name="T5"/></text:p>
      <text:p text:style-name="P5"><text:span text:style-name="T6">192.168.0.</text:span><text:span text:style-name="T13">100</text:span><text:span text:style-name="T6">0</text:span><text:span text:style-name="T5"> 0000</text:span></text:p>
      <text:p text:style-name="P5"><text:span text:style-name="T5"/></text:p>
      <text:p text:style-name="P5"><text:span text:style-name="T6">192.168.0.</text:span><text:span text:style-name="T13">100</text:span><text:span text:style-name="T7">1</text:span><text:span text:style-name="T5"> 0000</text:span></text:p>
      <text:p text:style-name="P2"/>
      <text:p text:style-name="P2">NET: <text:span text:style-name="T1">192.168.0.</text:span><text:span text:style-name="T2">144</text:span></text:p>
      <text:p text:style-name="P2">SM: <text:span text:style-name="T1">255.255.255.</text:span><text:span text:style-name="T2">240</text:span></text:p>
      <text:p text:style-name="P2">GW: <text:span text:style-name="T1">192.168.0.</text:span><text:span text:style-name="T2">145</text:span></text:p>
      <text:p text:style-name="P2">BC:<text:span text:style-name="T1"> 192.168.0.</text:span><text:span text:style-name="T2">159</text:span></text:p>
      <text:p text:style-name="P2"><text:span text:style-name="T2"/></text:p>
      <text:p text:style-name="P2"><text:span text:style-name="T15">LINK 1</text:span> (<text:span text:style-name="T15">2 HOST</text:span>)</text:p>
      <text:p text:style-name="P2"><text:span text:style-name="T1"/></text:p>
      <text:p text:style-name="P2"><text:span text:style-name="T1">Necessario di </text:span><text:span text:style-name="T3">2</text:span><text:span text:style-name="T2">++</text:span> HOST<text:span text:style-name="T1"> quindi </text:span><text:span text:style-name="T3">2</text:span><text:span text:style-name="T1"> BIT</text:span><text:span text:style-name="T4"> </text:span><text:span text:style-name="T9">(</text:span><text:span text:style-name="T11">2</text:span><text:span text:style-name="T9">)</text:span></text:p>
      <text:p text:style-name="P5"><text:span text:style-name="T5"/></text:p>
      <text:p text:style-name="P5"><text:span text:style-name="T6">192.168.0.</text:span><text:span text:style-name="T13">100</text:span><text:span text:style-name="T7">1</text:span><text:span text:style-name="T5"> 0000</text:span></text:p>
      <text:p text:style-name="P5"><text:span text:style-name="T5"/></text:p>
      <text:p text:style-name="P5"><text:span text:style-name="T6">192.168.0.</text:span><text:span text:style-name="T13">101</text:span><text:span text:style-name="T7">0</text:span><text:span text:style-name="T6"> 00</text:span><text:span text:style-name="T16">0</text:span><text:span text:style-name="T5">0</text:span></text:p>
      <text:p text:style-name="P2"/>
      <text:p text:style-name="P2">NET: <text:span text:style-name="T1">192.168.0.</text:span><text:span text:style-name="T2">160</text:span></text:p>
      <text:p text:style-name="P2">SM: <text:span text:style-name="T1">255.255.255.</text:span><text:span text:style-name="T3">252</text:span></text:p>
      <text:p text:style-name="P1"/>
      <text:p text:style-name="P3"/>
      <text:p text:style-name="P3"/>
      <text:p text:style-name="P3"/>
      <text:p text:style-name="P3"><text:soft-page-break/><text:span text:style-name="T15">LINK 2</text:span> (<text:span text:style-name="T15">2 HOST</text:span>)</text:p>
      <text:p text:style-name="P3"><text:span text:style-name="T1"/></text:p>
      <text:p text:style-name="P3"><text:span text:style-name="T1">Necessario di </text:span><text:span text:style-name="T3">2</text:span><text:span text:style-name="T2">++</text:span> HOST<text:span text:style-name="T1"> quindi </text:span><text:span text:style-name="T3">2</text:span><text:span text:style-name="T1"> BIT</text:span><text:span text:style-name="T4"> </text:span><text:span text:style-name="T9">(</text:span><text:span text:style-name="T11">2</text:span><text:span text:style-name="T9">)</text:span></text:p>
      <text:p text:style-name="P6"><text:span text:style-name="T5"/></text:p>
      <text:p text:style-name="P6"><text:span text:style-name="T6">192.168.0.</text:span><text:span text:style-name="T13">101</text:span><text:span text:style-name="T7">0</text:span><text:span text:style-name="T6"> 00</text:span><text:span text:style-name="T16">0</text:span><text:span text:style-name="T5">0</text:span></text:p>
      <text:p text:style-name="P6"><text:span text:style-name="T5"/></text:p>
      <text:p text:style-name="P6"><text:span text:style-name="T6">192.168.0.</text:span><text:span text:style-name="T13">1</text:span><text:span text:style-name="T14">01</text:span><text:span text:style-name="T7">0</text:span><text:span text:style-name="T6"> 0</text:span><text:span text:style-name="T8">1</text:span><text:span text:style-name="T16">0</text:span><text:span text:style-name="T5">0</text:span></text:p>
      <text:p text:style-name="P3"/>
      <text:p text:style-name="P3">NET: <text:span text:style-name="T1">192.168.0.</text:span><text:span text:style-name="T2">1</text:span><text:span text:style-name="T3">64</text:span></text:p>
      <text:p text:style-name="P3">SM: <text:span text:style-name="T1">255.255.255.</text:span><text:span text:style-name="T3">252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8T09:35:34.439000000</dc:date>
    <meta:editing-duration>PT3M55S</meta:editing-duration>
    <meta:editing-cycles>1</meta:editing-cycles>
    <meta:generator>LibreOffice/6.1.1.2$Windows_X86_64 LibreOffice_project/5d19a1bfa650b796764388cd8b33a5af1f5baa1b</meta:generator>
    <meta:document-statistic meta:table-count="0" meta:image-count="0" meta:object-count="0" meta:page-count="3" meta:paragraph-count="53" meta:word-count="168" meta:character-count="1105" meta:non-whitespace-character-count="990"/>
  </office:meta>
</office:document-meta>
</file>